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6cm" fo:min-width="18.3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c0504d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57cm" svg:height="1.436cm" svg:x="7.005cm" svg:y="1.4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4cm" svg:height="5.585cm" svg:x="1.729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layer="layout" svg:width="18.913cm" svg:height="5.976cm" svg:x="4cm" svg:y="10.624cm">
          <draw:text-box>
            <text:p>定義言語 tq：</text:p>
            <text:p>&lt;head&gt;::=&lt;ref-label&gt;?&lt;reference&gt;?&lt;operator&gt;?&lt;label&gt;?&lt;bind&gt;?;</text:p>
            <text:p>&lt;ref-label&gt;::=(’#’|’##’)&lt;num&gt;+;</text:p>
            <text:p>&lt;reference&gt;::=’$’(’#’|’##’)&lt;num&gt;+;</text:p>
            <text:p>&lt;operator&gt;::=’$’&lt;label&gt;’$’;</text:p>
            <text:p>&lt;label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5.029cm" svg:y="4.1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6cm" svg:y="1.787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4.779cm" svg:y="9.2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0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4.456cm" svg:y="14.4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7179 40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4.931cm" svg:y="12.6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812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2cm" svg:height="1.013cm" svg:x="4.886cm" svg:y="2.8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1075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15.844cm" svg:height="3.299cm" svg:x="4.382cm" svg:y="12.53cm"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6.218cm" svg:height="1.013cm" svg:x="0.182cm" svg:y="3.6cm">
          <text:p text:style-name="P1"><text:span text:style-name="T2">オペレータの検討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3" draw:layer="layout" svg:width="20.811cm" svg:height="3.297cm" svg:x="1.518cm" svg:y="5.301cm">
          <text:p text:style-name="P1"><text:span text:style-name="T2"><text:s text:c="2"/></text:span><text:span text:style-name="T2">- </text:span><text:span text:style-name="T2">より高度な操作に対応するため”オペレータ”の概念を導入</text:span></text:p>
          <text:p text:style-name="P1"><text:span text:style-name="T2"><text:s text:c="2"/></text:span><text:span text:style-name="T2">- </text:span><text:span text:style-name="T2">木構造の変更を伴う効果をもたらすものはオペレータとする</text:span></text:p>
          <text:p text:style-name="P1"><text:span text:style-name="T2"><text:s text:c="2"/></text:span><text:span text:style-name="T2">- </text:span><text:span text:style-name="T2">それ以外の効果をもたらすものも、場合によってはオペレータとする</text:span></text:p>
          <text:p text:style-name="P1"><text:span text:style-name="T2"><text:s text:c="2"/></text:span><text:span text:style-name="T2">- </text:span><text:span text:style-name="T2">今まで関数としていたものはあらたにオペレータ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667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492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#10: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3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#10: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6cm" svg:height="1.013cm" svg:x="2.167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#10:$</text:span><text:span text:style-name="T3">(#1[2],#2[2],#3[2],$#4</text:span><text:span text:style-name="T6">$#11: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日付プレースホルダー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06">6/6/20</text:date></text:span></text:p>
        </draw:text-box>
      </draw:frame>
      <draw:frame draw:name="フッター プレースホルダー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コンテンツ プレースホルダー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マスター テキストの書式設定</text:span></text:p>
              <text:list>
                <text:list-item>
                  <text:p text:style-name="MP9"><text:span text:style-name="MT5">第 </text:span><text:span text:style-name="MT5">2 </text:span><text:span text:style-name="MT5">レベル</text:span></text:p>
                  <text:list>
                    <text:list-item>
                      <text:p text:style-name="MP10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1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1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06">6/6/20</text:date></text:span></text:p>
        </draw:text-box>
      </draw:frame>
      <draw:frame draw:name="フッター プレースホルダー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57</meta:editing-cycles>
    <meta:creation-date>2020-04-16T04:11:41</meta:creation-date>
    <dc:date>2020-06-06T19:43:37.551874951</dc:date>
    <meta:editing-duration>PT3H52M44S</meta:editing-duration>
    <meta:generator>LibreOffice/4.3.0.4$MacOSX_X86_64 LibreOffice_project/62ad5818884a2fc2e5780dd45466868d41009ec0</meta:generator>
    <meta:document-statistic meta:object-count="121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